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 style:list-style-name="L4">
      <style:graphic-properties draw:fill-color="#ffffff" draw:auto-grow-height="true" fo:min-height="3.507cm"/>
    </style:style>
    <style:style style:name="pr2" style:family="presentation" style:parent-style-name="Glossy-subtitle" style:list-style-name="L5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indent="-0.6cm"/>
      <style:text-properties fo:font-size="42pt" style:font-size-asian="42pt" style:font-size-complex="4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1.2cm" fo:margin-right="0cm" text:enable-numbering="false" fo:text-indent="-0.9cm"/>
      <style:text-properties fo:font-size="22pt" style:font-size-asian="22pt" style:font-size-complex="2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text-shadow="none"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list text:style-name="L1">
              <text:list-item>
                <text:list>
                  <text:list-item>
                    <text:p text:style-name="P1"><text:span text:style-name="T1">PCS2050 – Projeto de Formatura II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5.199cm" svg:height="13.86cm" svg:x="1.5cm" svg:y="5.6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Sistema de SMS Segur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Evolução do Pro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Eduardo de Souza Cru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Geovandro Carlos Perei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Rodrigo Rodrigues da Sil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Orientador: Prof. Dr. Paulo S. L. M. Barr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 draw:id="id2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Agenda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Objetivos</text:p>
              </text:list-item>
            </text:list>
            <text:list text:style-name="L3">
              <text:list-item>
                <text:p text:style-name="P5">Camada do Protocolo</text:p>
              </text:list-item>
            </text:list>
            <text:list text:style-name="L3">
              <text:list-item>
                <text:p text:style-name="P5">Camada de mensageria</text:p>
              </text:list-item>
            </text:list>
            <text:list text:style-name="L3">
              <text:list-item>
                <text:p text:style-name="P5">Interface</text:p>
              </text:list-item>
            </text:list>
            <text:list text:style-name="L3">
              <text:list-item>
                <text:p text:style-name="P5">Próximos passos</text:p>
              </text:list-item>
            </text:list>
            <text:list text:style-name="L3">
              <text:list-item>
                <text:p text:style-name="P5">Referências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draw:id="id3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Objetivo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<text:span text:style-name="T5">Implementar uma arquitetura que permita o envio de mensagens SMS de forma segura</text:span></text:p>
              </text:list-item>
            </text:list>
            <text:list text:style-name="L3">
              <text:list-item>
                <text:p text:style-name="P5">Solução completa: criptografia nas mensagens, assinatura digital</text:p>
              </text:list-item>
            </text:list>
            <text:list text:style-name="L3">
              <text:list-item>
                <text:p text:style-name="P5">Modelo de negócio: solução adaptável ao ambiente do cliente, seja ele final ou intermediário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draw:id="id4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Camada do Protocolo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Implementado inicialmente em JavaSE</text:p>
              </text:list-item>
            </text:list>
            <text:list text:style-name="L3">
              <text:list-item>
                <text:p text:style-name="P5">Testes de unidade no ambiente JavaSE</text:p>
              </text:list-item>
            </text:list>
            <text:list text:style-name="L3">
              <text:list-item>
                <text:p text:style-name="P5">Código portado para JavaME (pequenas adaptações)</text:p>
              </text:list-item>
            </text:list>
            <text:list text:style-name="L3">
              <text:list-item>
                <text:p text:style-name="P5">Uso das Bibliotecas BouncyCastle</text:p>
              </text:list-item>
            </text:list>
            <text:list text:style-name="L3">
              <text:list-item>
                <text:p text:style-name="P5">Testes de unidade no celular</text:p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draw:id="id5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Camada de mensageria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Gerenciamento do envio/recepção de mensagens</text:p>
              </text:list-item>
            </text:list>
            <text:list text:style-name="L3">
              <text:list-item>
                <text:p text:style-name="P5">Problema com a Inbox padrão – uso de outra porta SMS</text:p>
              </text:list-item>
            </text:list>
            <text:list text:style-name="L3">
              <text:list-item>
                <text:p text:style-name="P5">Testes de unidade</text:p>
              </text:list-item>
            </text:list>
            <text:list text:style-name="L3">
              <text:list-item>
                <text:p text:style-name="P5">Problemas com troca de mensagens entre operadoras (Vivo e TIM)</text:p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draw:id="id6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Interface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Desenvolvimento rápido com NetBeans</text:p>
              </text:list-item>
            </text:list>
            <text:list text:style-name="L3">
              <text:list-item>
                <text:p text:style-name="P5">Menu simples, coerente com a interface de cada celular devido ao uso do MIDP</text:p>
              </text:list-item>
            </text:list>
          </draw:text-box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draw:id="id7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Próximos passos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<text:span text:style-name="T6">Implementar mais testes de integração, principalmente benchmark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mparar benchmarks com pseudo-implementação inicial (mock-up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6">Debug da interface</text:span></text:p>
              </text:list-item>
            </text:list>
            <text:list text:style-name="L3">
              <text:list-item>
                <text:p text:style-name="P5"><text:span text:style-name="T6">Testes com usuários</text:span></text:p>
              </text:list-item>
            </text:list>
            <text:list text:style-name="L3">
              <text:list-item>
                <text:p text:style-name="P5"><text:span text:style-name="T6">Concluir a monografia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draw:id="id8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Referências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7"><text:span text:style-name="T7">Barreto, P. S. L. M., Deusajute, A., Cruz, E., Pereira, G., and Silva, R. (2008). Toward efficient certificateless signcryption from (and without) bilinear pairings. In </text:span><text:span text:style-name="T8">Anais do VIII Simpósio Brasileiro em Segurança da Informação e de Sistemas Computacionais, </text:span><text:span text:style-name="T9">Sociedade Brasileira de Computação, Porto Alegre, 2008</text:span></text:p>
              </text:list-item>
            </text:list>
            <text:list text:style-name="L3">
              <text:list-item>
                <text:p text:style-name="P7"><text:span text:style-name="T7">Cruz, E., Pereira, G., Silva, R. and Barreto, P. S. L. M., (2008). Construção de um Sistema de SMS Seguro. In </text:span><text:span text:style-name="T8">Anais do VIII Simpósio Brasileiro em Segurança da Informação e de Sistemas Computacionais, </text:span><text:span text:style-name="T9">Sociedade Brasileira de Computação, Porto Alegre, 2008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draw:id="id9">
        <office:forms form:automatic-focus="false" form:apply-design-mode="false"/>
        <draw:frame presentation:style-name="pr4" draw:text-style-name="P2" draw:layer="layout" svg:width="25.199cm" svg:height="3.256cm" svg:x="1.301cm" svg:y="0.125cm" presentation:class="title">
          <draw:text-box>
            <text:p text:style-name="P2">Dúvidas Senhores?</text:p>
          </draw:text-box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o_20_em_20_bloco" style:display-name="Texto em bloco" style:family="graphic">
      <style:paragraph-properties fo:margin-left="1.764cm" fo:margin-right="1.923cm" fo:margin-top="0cm" fo:margin-bottom="0.187cm" fo:text-indent="1.325cm" style:text-autospace="none"/>
      <style:text-properties fo:font-size="12pt" fo:language="en" fo:country="US" style:language-asian="en" style:country-asian="US" style:font-size-complex="12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0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10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7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7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7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7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7cm" svg:height="1.484cm" svg:x="11.88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odrigo</meta:initial-creator>
    <meta:creation-date>2008-02-27T22:55:36</meta:creation-date>
    <dc:creator>Rodrigo Silva</dc:creator>
    <dc:date>2008-11-14T13:23:16</dc:date>
    <meta:editing-cycles>7</meta:editing-cycles>
    <meta:editing-duration>PT1H41M49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